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0</text:p>
          </table:table-cell>
          <table:table-cell table:number-columns-repeated="16378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13:09:38.760609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er Nyfelt</meta:initial-creator>
    <dc:creator>Per Nyfelt</dc:creator>
    <meta:creation-date>2025-03-17T14:52:53Z</meta:creation-date>
    <dc:date>2025-03-21T13:11:22.103344056</dc:date>
    <meta:editing-duration>PT3H9M1S</meta:editing-duration>
    <meta:editing-cycles>5</meta:editing-cycles>
    <meta:document-statistic meta:table-count="1" meta:cell-count="60" meta:object-count="0"/>
  </office:meta>
</office:document-meta>
</file>